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Cases:</text:p>
      <text:p text:style-name="P1"><text:tab/>-Create a personal user name with password security.</text:p>
      <text:p text:style-name="P1"><text:tab/>-Add as many blogs to my user as I want.</text:p>
      <text:p text:style-name="P1"><text:tab/>-Add as many blog posts as I want to each blog.</text:p>
      <text:p text:style-name="P1"><text:tab/>-Quick access to the index page by clicking the index button, and still be able to access my <text:tab/>blog <text:tab/>list with a button.</text:p>
      <text:p text:style-name="P1"><text:tab/>-Log out and create a new user not related to my old account.</text:p>
      <text:p text:style-name="P1"><text:tab/>-Latest blogs from the start page without being logged in.</text:p>
      <text:p text:style-name="P1"><text:tab/>-Button that lists all existing blogs without need for an account.</text:p>
      <text:p text:style-name="P1"><text:tab/>-Blog not vulnerable for hackers by modifying the UR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rakossas</meta:initial-creator>
    <meta:creation-date>2013-10-18T14:09:56</meta:creation-date>
    <dc:date>2013-10-21T12:57:23</dc:date>
    <dc:creator>Henrik Merlander</dc:creator>
    <meta:editing-duration>PT33M38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9" meta:word-count="97" meta:character-count="516" meta:non-whitespace-character-count="418"/>
  </office:meta>
</office:document-meta>
</file>